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normal" officeooo:paragraph-rsid="000a6425"/>
    </style:style>
    <style:style style:name="P2" style:family="paragraph" style:parent-style-name="Standard">
      <style:paragraph-properties fo:text-align="justify" style:justify-single-word="false"/>
      <style:text-properties fo:font-weight="normal" officeooo:rsid="000b1a08" officeooo:paragraph-rsid="000b1a08"/>
    </style:style>
    <style:style style:name="P3" style:family="paragraph" style:parent-style-name="Standard">
      <style:text-properties fo:font-weight="normal" officeooo:rsid="000b4314" officeooo:paragraph-rsid="000b4314"/>
    </style:style>
    <style:style style:name="P4" style:family="paragraph" style:parent-style-name="Standard">
      <style:text-properties fo:font-weight="normal" officeooo:rsid="000c0ca7" officeooo:paragraph-rsid="000c0ca7"/>
    </style:style>
    <style:style style:name="P5" style:family="paragraph" style:parent-style-name="Standard">
      <style:paragraph-properties fo:text-align="start" style:justify-single-word="false"/>
      <style:text-properties fo:font-size="15pt" fo:font-weight="bold" officeooo:rsid="001226d0" officeooo:paragraph-rsid="001226d0" style:font-size-asian="15pt" style:font-weight-asian="bold" style:font-size-complex="15pt" style:font-weight-complex="bold"/>
    </style:style>
    <style:style style:name="P6" style:family="paragraph" style:parent-style-name="Standard">
      <style:text-properties fo:font-size="15pt" fo:font-weight="bold" officeooo:rsid="000b1a08" officeooo:paragraph-rsid="000b1a08" style:font-size-asian="15pt" style:font-weight-asian="bold" style:font-size-complex="15pt" style:font-weight-complex="bold"/>
    </style:style>
    <style:style style:name="P7" style:family="paragraph" style:parent-style-name="Standard">
      <style:text-properties fo:font-size="15pt" fo:font-weight="bold" officeooo:rsid="000b4314" officeooo:paragraph-rsid="000b4314" style:font-size-asian="15pt" style:font-weight-asian="bold" style:font-size-complex="15pt" style:font-weight-complex="bold"/>
    </style:style>
    <style:style style:name="P8" style:family="paragraph" style:parent-style-name="Standard">
      <style:paragraph-properties fo:text-align="center" style:justify-single-word="false"/>
      <style:text-properties fo:font-size="28pt" fo:font-weight="bold" officeooo:rsid="000a6425" officeooo:paragraph-rsid="000a6425" style:font-size-asian="28pt" style:font-weight-asian="bold" style:font-size-complex="28pt" style:font-weight-complex="bold"/>
    </style:style>
    <style:style style:name="P9" style:family="paragraph" style:parent-style-name="Standard">
      <style:text-properties officeooo:paragraph-rsid="000ed607"/>
    </style:style>
    <style:style style:name="P10" style:family="paragraph" style:parent-style-name="Standard" style:list-style-name="L6">
      <style:paragraph-properties fo:text-align="justify" style:justify-single-word="false"/>
      <style:text-properties officeooo:paragraph-rsid="001b5977"/>
    </style:style>
    <style:style style:name="P11" style:family="paragraph" style:parent-style-name="Standard" style:list-style-name="L8">
      <style:paragraph-properties fo:text-align="justify" style:justify-single-word="false"/>
      <style:text-properties officeooo:paragraph-rsid="001b5977"/>
    </style:style>
    <style:style style:name="P12" style:family="paragraph" style:parent-style-name="Standard" style:list-style-name="L7">
      <style:text-properties officeooo:paragraph-rsid="001b5977"/>
    </style:style>
    <style:style style:name="P13" style:family="paragraph" style:parent-style-name="Text_20_body" style:list-style-name="L5">
      <style:text-properties officeooo:paragraph-rsid="001226d0"/>
    </style:style>
    <style:style style:name="P14" style:family="paragraph" style:parent-style-name="Text_20_body">
      <style:text-properties officeooo:rsid="001226d0" officeooo:paragraph-rsid="001226d0"/>
    </style:style>
    <style:style style:name="P15" style:family="paragraph" style:parent-style-name="Text_20_body">
      <style:text-properties fo:font-size="15pt" fo:font-weight="bold" officeooo:rsid="00164ccd" officeooo:paragraph-rsid="00164ccd" style:font-size-asian="15pt" style:font-weight-asian="bold" style:font-size-complex="15pt" style:font-weight-complex="bold"/>
    </style:style>
    <style:style style:name="P16" style:family="paragraph" style:parent-style-name="Text_20_body">
      <style:text-properties officeooo:rsid="00182b5c" officeooo:paragraph-rsid="00182b5c"/>
    </style:style>
    <style:style style:name="P17" style:family="paragraph" style:parent-style-name="Text_20_body" style:list-style-name="L9">
      <style:text-properties officeooo:paragraph-rsid="001b5977"/>
    </style:style>
    <style:style style:name="P18" style:family="paragraph" style:parent-style-name="Text_20_body" style:list-style-name="L10">
      <style:text-properties officeooo:paragraph-rsid="001b5977"/>
    </style:style>
    <style:style style:name="T1" style:family="text">
      <style:text-properties officeooo:rsid="000ae752"/>
    </style:style>
    <style:style style:name="T2" style:family="text">
      <style:text-properties fo:font-weight="normal"/>
    </style:style>
    <style:style style:name="T3" style:family="text">
      <style:text-properties fo:font-weight="normal" officeooo:rsid="000b1a08"/>
    </style:style>
    <style:style style:name="T4" style:family="text">
      <style:text-properties fo:font-weight="normal" officeooo:rsid="000d47b2"/>
    </style:style>
    <style:style style:name="T5" style:family="text">
      <style:text-properties fo:font-weight="normal" officeooo:rsid="000fef29"/>
    </style:style>
    <style:style style:name="T6" style:family="text">
      <style:text-properties fo:font-weight="normal" officeooo:rsid="001226d0"/>
    </style:style>
    <style:style style:name="T7" style:family="text">
      <style:text-properties fo:font-weight="normal" officeooo:rsid="000c0ca7"/>
    </style:style>
    <style:style style:name="T8" style:family="text">
      <style:text-properties officeooo:rsid="001226d0"/>
    </style:style>
    <style:style style:name="T9" style:family="text">
      <style:text-properties fo:font-size="15pt" fo:font-weight="bold" officeooo:rsid="000ed607" style:font-size-asian="15pt" style:font-weight-asian="bold" style:font-size-complex="15pt" style:font-weight-complex="bold"/>
    </style:style>
    <style:style style:name="T10" style:family="text">
      <style:text-properties fo:font-size="15pt" fo:font-weight="bold" officeooo:rsid="001226d0" style:font-size-asian="15pt" style:font-weight-asian="bold" style:font-size-complex="15pt" style:font-weight-complex="bold"/>
    </style:style>
    <style:style style:name="T11" style:family="text">
      <style:text-properties fo:font-weight="bold"/>
    </style:style>
    <style:style style:name="T12" style:family="text">
      <style:text-properties fo:font-weight="bold" officeooo:rsid="000b1a08" style:font-weight-asian="bold" style:font-weight-complex="bold"/>
    </style:style>
    <style:style style:name="T13" style:family="text">
      <style:text-properties fo:font-weight="bold" officeooo:rsid="000d73b3" style:font-weight-asian="bold" style:font-weight-complex="bold"/>
    </style:style>
    <style:style style:name="T14" style:family="text">
      <style:text-properties fo:font-weight="bold" officeooo:rsid="000fef29" style:font-weight-asian="bold" style:font-weight-complex="bold"/>
    </style:style>
    <style:style style:name="T15" style:family="text">
      <style:text-properties fo:font-size="12pt" fo:font-weight="normal" officeooo:rsid="001226d0" style:font-size-asian="12pt" style:font-weight-asian="normal" style:font-size-complex="12pt" style:font-weight-complex="normal"/>
    </style:style>
    <style:style style:name="T16" style:family="text">
      <style:text-properties officeooo:rsid="00164ccd"/>
    </style:style>
    <style:style style:name="T17" style:family="text">
      <style:text-properties officeooo:rsid="001b5977"/>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693cm" fo:text-indent="-0.635cm" fo:margin-left="1.693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328cm" fo:text-indent="-0.635cm" fo:margin-left="2.3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63cm" fo:text-indent="-0.635cm" fo:margin-left="2.9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98cm" fo:text-indent="-0.635cm" fo:margin-left="3.5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33cm" fo:text-indent="-0.635cm" fo:margin-left="4.2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03cm" fo:text-indent="-0.635cm" fo:margin-left="5.5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73cm" fo:text-indent="-0.635cm" fo:margin-left="6.7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08cm" fo:text-indent="-0.635cm" fo:margin-left="7.408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deptia:</text:p>
      <text:p text:style-name="P8"/>
      <text:p text:style-name="P5">About:</text:p>
      <text:list xml:id="list3592713858201496217" text:style-name="L6">
        <text:list-item>
          <text:p text:style-name="P10"><text:span text:style-name="T15">Adeptia ETL Suite (AES) is a graphical, easy-to-use data mapping solution that is ideal for aggregating data from multiple sources to populate databases and data warehouses for Business Intelligence solutions. AES is a comprehensive solution that combines data transport with powerful metadata management and data transformation capability.</text:span></text:p>
        </text:list-item>
        <text:list-item>
          <text:p text:style-name="P10">Adeptia is a software company that enables business users to create connections with customers and partners in minutes.</text:p>
        </text:list-item>
        <text:list-item>
          <text:p text:style-name="P10">Adeptia believes business users should be able to access information anywhere, anytime by creating data connections themselves, and its mission is to enable that self-service capability.</text:p>
        </text:list-item>
        <text:list-item>
          <text:p text:style-name="P10">Adeptia is a unique social network for digital business connectivity for “citizen integrators” <text:span text:style-name="T1">(who gathers clients and organisations needs to analyze data requirements) </text:span>to respond quickly to business opportunities and get to revenue faster. </text:p>
        </text:list-item>
        <text:list-item>
          <text:p text:style-name="P10">Adeptia has created its <text:span text:style-name="T1">Connect product </text:span><text:s/>to completely change the traditional approach of how companies exchange data and information with other businesses.</text:p>
        </text:list-item>
        <text:list-item>
          <text:p text:style-name="P10"><text:span text:style-name="T8">I</text:span><text:span text:style-name="T2">t also reduces B2B operating costs by automating the processes involved, including human workflows, error handling data routing and validation, integration into backend systems and more. </text:span></text:p>
        </text:list-item>
      </text:list>
      <text:p text:style-name="P1"/>
      <text:p text:style-name="P6">Features:</text:p>
      <text:list xml:id="list2493258393401692301" text:style-name="L7">
        <text:list-item>
          <text:p text:style-name="P12"><text:span text:style-name="T12">A Business Application, Not A Developer Tool:</text:span><text:span text:style-name="T2">Adeptia Connect is a business application designed for use by non-technical business users. Traditional integration and connectivity solutions are developer tools that are designed to be used for engineers and programmers.</text:span></text:p>
        </text:list-item>
        <text:list-item>
          <text:p text:style-name="P12"><text:span text:style-name="T12">Collaboration Portal (for Internal and External Users):</text:span><text:span text:style-name="T2">Adeptia Connect provides a web-based interface for users from a company and their customers and partners to work in the same place and create connections. This is valuable because everyone sees the same thing and can collaborate on creating the connections and then managing them and resolving any issues and problems</text:span></text:p>
        </text:list-item>
        <text:list-item>
          <text:p text:style-name="P12"><text:span text:style-name="T12">Customer and Supplier Portal:</text:span><text:span text:style-name="T2">Adeptia Connect acts as a customer or supplier portal for a company as it allows an organization to provide all the information to its </text:span><text:span text:style-name="T3">trading partners </text:span><text:span text:style-name="T2">to learn about the connection options and then create and manage data interfaces. This eliminates the need for companies to create proprietary portals and for their external partners to login and do the work in separate portals for each compan</text:span></text:p>
        </text:list-item>
        <text:list-item>
          <text:p text:style-name="P12"><text:span text:style-name="T12">Shared Connections:</text:span><text:span text:style-name="T2">Companies publish a Shared Connection, which is a pre-defined connection template, and many hundreds of partners can connect to this one shared connection. So, instead of managing hundreds of individual point-to-point connections, companies just need to manage a few shared connections. This dramatically simplifies and reduces the effort needed to create, manage and add connections</text:span></text:p>
        </text:list-item>
        <text:list-item>
          <text:p text:style-name="P12"><text:span text:style-name="T12">Monitoring Dashboard:</text:span><text:span text:style-name="T2">Adeptia Connect provides a useful Dashboard to easily view in real-time the information that is being exchanged for your company and also see the historical logs and history of what data has been processed. This provides an easy way to go back and verify that data was correctly delivered or if there were any problems or errors</text:span></text:p>
        </text:list-item>
        <text:list-item>
          <text:p text:style-name="P12"><text:span text:style-name="T12">Secur</text:span><text:span text:style-name="T13">ity</text:span><text:span text:style-name="T12">:</text:span><text:span text:style-name="T2">Adeptia Connect provides secure, end-to-end encrypted environment for all data that is transferred and exchanged between companies in the application. All users are individually authorized and authenticated when they are registered and login to the application. All data transfers are over encrypted connections.</text:span></text:p>
        </text:list-item>
        <text:list-item>
          <text:p text:style-name="P12"><text:soft-page-break/><text:span text:style-name="T14">Messaging:</text:span><text:span text:style-name="T5">Adeptia Connect has a Message Center to keep track of all the administrative messages, invites and approvals that are sent between users in your company and the external entities. This makes it easier to centrally manage all communication with your network.</text:span></text:p>
        </text:list-item>
        <text:list-item>
          <text:p text:style-name="P12"><text:span text:style-name="T12">One-to-Many Approach:</text:span><text:span text:style-name="T2">Adeptia Connect throws out the traditional point-to-point approach to connecting with other companies. The typical way to connect with other companies is to ask them how they will send or receive information from you and then create specific point-to-point connections with them. So, if you have 500 customers and partners with whom you need to exchange data files, you would create at least 500 individual connections with them, often many times that because separate connections are needed for each type of incoming and outgoing transaction. This is a nightmare to implement and then manage because data formats and protocols change or new partners are added all the time.</text:span></text:p>
        </text:list-item>
        <text:list-item>
          <text:p text:style-name="P12"><text:span text:style-name="T12">Data Protocolos:</text:span><text:span text:style-name="T2">Adeptia Connect provides support for rich set of commonly used data protocols, such as FTP, SFTP, HTTP, HTTPS, Email, SOAP, REST Web Services etc.</text:span></text:p>
        </text:list-item>
      </text:list>
      <text:p text:style-name="P2"/>
      <text:p text:style-name="P7">Pros <text:span text:style-name="T8">comparing its competitors</text:span>:</text:p>
      <text:p text:style-name="P4"/>
      <text:list xml:id="list360159355757956051" text:style-name="L8">
        <text:list-item>
          <text:p text:style-name="P11"><text:span text:style-name="T7">Easy-to-use interface is Adeptia’s key strength and the users don’t need to be aware of the technical details in order to use it. This </text:span><text:span text:style-name="T4">helps</text:span><text:span text:style-name="T7"> to quickly add new customers and partners, reducing dependency on the IT team.</text:span></text:p>
        </text:list-item>
        <text:list-item>
          <text:p text:style-name="P11"><text:span text:style-name="T7">Using the software, businesses can focus more of growth instead of worrying about their data connections. The software focuses on self-service and allows IT teams to be more productive and responsive to business needs.</text:span></text:p>
        </text:list-item>
        <text:list-item>
          <text:p text:style-name="P11"><text:span text:style-name="T7">It works great for data-driven service providers, including payroll providers, marketing services companies, claim service providers, billing, collection as well as retail and manufacturing industry. These service providers usually need to take customer data onboard before starting to provide services. Any delay in this process means delayed or lost revenue and this is where Adeptia plays its role by quickly onboarding the data. </text:span></text:p>
        </text:list-item>
        <text:list-item>
          <text:p text:style-name="P11"><text:span text:style-name="T7">Lowering your total cost of ownership (TCO)</text:span></text:p>
        </text:list-item>
        <text:list-item>
          <text:p text:style-name="P11"><text:span text:style-name="T7">Reducing ongoing operational costs</text:span></text:p>
        </text:list-item>
      </text:list>
      <text:p text:style-name="P4"/>
      <text:p text:style-name="P4"/>
      <text:p text:style-name="P9"><text:span text:style-name="T9">Cons </text:span><text:span text:style-name="T10">comparing its competitors</text:span><text:span text:style-name="T9">:</text:span></text:p>
      <text:list xml:id="list5896796449512339574" text:style-name="L9">
        <text:list-item>
          <text:p text:style-name="P17"><text:span text:style-name="T8">No mobile support.</text:span></text:p>
        </text:list-item>
        <text:list-item>
          <text:p text:style-name="P17"><text:span text:style-name="T8">The software is sold as something that is very easy to use, but that is only for very basic file transfers.</text:span></text:p>
        </text:list-item>
        <text:list-item>
          <text:p text:style-name="P17"><text:span text:style-name="T8">Not an opensourse <text:s/>software.</text:span></text:p>
        </text:list-item>
      </text:list>
      <text:p text:style-name="P16"/>
      <text:p text:style-name="P16"/>
      <text:p text:style-name="P15">Which tool is widely used in market?:</text:p>
      <text:list xml:id="list6292679176782896672" text:style-name="L10">
        <text:list-item>
          <text:p text:style-name="P18"><text:span text:style-name="Strong_20_Emphasis"><text:span text:style-name="T16">Informatica Powercenter (Best ETL Tool in 2017 )</text:span></text:span></text:p>
          <text:p text:style-name="P18">Informatica Powercenter is the <text:span text:style-name="T17">best i</text:span>n terms of features, capabilities, job opportunities, future as well as career growth. Informatica has a a lot of tools that allow you to <text:span text:style-name="T17">Extract </text:span>ata from anywhere,<text:span text:style-name="T17">transform </text:span>any kind of data in any manner required &amp; <text:span text:style-name="T17">load </text:span>data to any data <text:soft-page-break/>point. It has a strong presence when working with Unstructured / Semi-structured as well as structured data, it has versions for windows, linux, unix, Big Data specific OS as well as cloud</text:p>
        </text:list-item>
      </text:list>
      <text:p text:style-name="P14"/>
      <text:list xml:id="list4007632059319112857" text:style-name="L5">
        <text:list-header>
          <text:p text:style-name="P13"/>
        </text:list-header>
      </text:list>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2T10:37:33.351196000</meta:creation-date>
    <dc:date>2018-09-12T17:03:12.369820217</dc:date>
    <meta:editing-duration>PT52M</meta:editing-duration>
    <meta:editing-cycles>11</meta:editing-cycles>
    <meta:generator>LibreOffice/5.1.2.2$Linux_X86_64 LibreOffice_project/10m0$Build-2</meta:generator>
    <meta:document-statistic meta:table-count="0" meta:image-count="0" meta:object-count="0" meta:page-count="3" meta:paragraph-count="32" meta:word-count="973" meta:character-count="6249" meta:non-whitespace-character-count="5328"/>
  </office:meta>
</office:document-meta>
</file>